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100%" draw:opacity-name="Transparency_20_330" draw:textarea-horizontal-align="justify" draw:textarea-vertical-align="middle" draw:auto-grow-height="false" fo:min-height="14.541cm" fo:min-width="17.122cm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opacity="100%" draw:opacity-name="Transparency_20_330"/>
      <style:paragraph-properties fo:text-align="center"/>
      <style:text-properties style:font-name="Ubuntu"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Ubuntu"/>
    </style:style>
    <style:style style:name="P5" style:family="paragraph">
      <loext:graphic-properties draw:fill="none" draw:fill-color="#ffffff"/>
      <style:text-properties style:font-name="Ubuntu"/>
    </style:style>
    <style:style style:name="P6" style:family="paragraph">
      <loext:graphic-properties draw:fill="none" draw:fill-color="#ffffff"/>
    </style:style>
    <style:style style:name="T1" style:family="text">
      <style:text-properties style:font-name="Ubuntu" fo:font-size="26pt" style:font-size-asian="26pt" style:font-size-complex="26pt"/>
    </style:style>
    <style:style style:name="T2" style:family="text">
      <style:text-properties style:font-name="Ubuntu"/>
    </style:style>
    <style:style style:name="T3" style:family="text">
      <style:text-properties style:font-name="Ubuntu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7.622cm" svg:height="14.791cm" svg:x="7.115cm" svg:y="1.315cm">
          <text:p text:style-name="P1"><text:span text:style-name="T1">The probabilistic </text:span></text:p>
          <text:p text:style-name="P1"><text:span text:style-name="T1">programming plane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78cm" svg:y1="16.08cm" svg:x2="7.052cm" svg:y2="1.213cm">
          <text:p/>
        </draw:line>
        <draw:line draw:style-name="gr2" draw:text-style-name="P3" draw:layer="layout" svg:x1="7.025cm" svg:y1="16.109cm" svg:x2="24.966cm" svg:y2="16.182cm">
          <text:p/>
        </draw:line>
        <draw:frame draw:style-name="gr3" draw:text-style-name="P5" draw:layer="layout" svg:width="7.166cm" svg:height="0.969cm" svg:x="1.1cm" svg:y="2.319cm">
          <draw:text-box>
            <text:p text:style-name="P4"><text:span text:style-name="T2">The </text:span><text:span text:style-name="T3">statistical</text:span><text:span text:style-name="T2"> axis?</text:span></text:p>
          </draw:text-box>
        </draw:frame>
        <draw:frame draw:style-name="gr4" draw:text-style-name="P6" draw:layer="layout" svg:width="8.738cm" svg:height="1.673cm" svg:x="16.066cm" svg:y="16.451cm">
          <draw:text-box>
            <text:p>The <text:span text:style-name="T4">Machine </text:span><text:span text:style-name="T4">Learning</text:span> axis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opacity draw:name="Transparency_20_315" draw:display-name="Transparency 315" draw:style="radial" draw:cx="100%" draw:cy="5%" draw:start="55%" draw:end="0%" draw:border="0%"/>
    <draw:opacity draw:name="Transparency_20_316" draw:display-name="Transparency 316" draw:style="radial" draw:cx="100%" draw:cy="5%" draw:start="50%" draw:end="0%" draw:border="0%"/>
    <draw:opacity draw:name="Transparency_20_317" draw:display-name="Transparency 317" draw:style="radial" draw:cx="100%" draw:cy="5%" draw:start="45%" draw:end="0%" draw:border="0%"/>
    <draw:opacity draw:name="Transparency_20_318" draw:display-name="Transparency 318" draw:style="radial" draw:cx="100%" draw:cy="5%" draw:start="40%" draw:end="0%" draw:border="0%"/>
    <draw:opacity draw:name="Transparency_20_319" draw:display-name="Transparency 319" draw:style="radial" draw:cx="100%" draw:cy="5%" draw:start="35%" draw:end="0%" draw:border="0%"/>
    <draw:opacity draw:name="Transparency_20_320" draw:display-name="Transparency 320" draw:style="radial" draw:cx="100%" draw:cy="5%" draw:start="30%" draw:end="0%" draw:border="0%"/>
    <draw:opacity draw:name="Transparency_20_321" draw:display-name="Transparency 321" draw:style="radial" draw:cx="100%" draw:cy="5%" draw:start="35%" draw:end="0%" draw:border="5%"/>
    <draw:opacity draw:name="Transparency_20_322" draw:display-name="Transparency 322" draw:style="radial" draw:cx="100%" draw:cy="5%" draw:start="35%" draw:end="0%" draw:border="10%"/>
    <draw:opacity draw:name="Transparency_20_323" draw:display-name="Transparency 323" draw:style="radial" draw:cx="100%" draw:cy="5%" draw:start="35%" draw:end="0%" draw:border="15%"/>
    <draw:opacity draw:name="Transparency_20_324" draw:display-name="Transparency 324" draw:style="radial" draw:cx="100%" draw:cy="5%" draw:start="35%" draw:end="0%" draw:border="20%"/>
    <draw:opacity draw:name="Transparency_20_325" draw:display-name="Transparency 325" draw:style="radial" draw:cx="100%" draw:cy="5%" draw:start="35%" draw:end="0%" draw:border="25%"/>
    <draw:opacity draw:name="Transparency_20_326" draw:display-name="Transparency 326" draw:style="radial" draw:cx="5%" draw:cy="5%" draw:start="35%" draw:end="0%" draw:border="0%"/>
    <draw:opacity draw:name="Transparency_20_327" draw:display-name="Transparency 327" draw:style="radial" draw:cx="5%" draw:cy="1%" draw:start="35%" draw:end="0%" draw:border="0%"/>
    <draw:opacity draw:name="Transparency_20_328" draw:display-name="Transparency 328" draw:style="radial" draw:cx="5%" draw:cy="10%" draw:start="35%" draw:end="0%" draw:border="0%"/>
    <draw:opacity draw:name="Transparency_20_329" draw:display-name="Transparency 329" draw:style="radial" draw:cx="5%" draw:cy="100%" draw:start="35%" draw:end="0%" draw:border="0%"/>
    <draw:opacity draw:name="Transparency_20_330" draw:display-name="Transparency 330" draw:style="radial" draw:cx="0%" draw:cy="100%" draw:start="35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11:49.087340620</meta:creation-date>
    <dc:date>2019-06-09T13:39:54.791850593</dc:date>
    <meta:editing-duration>PT6M58S</meta:editing-duration>
    <meta:editing-cycles>2</meta:editing-cycles>
    <meta:generator>LibreOffice/6.2.3.2$Linux_X86_64 LibreOffice_project/20$Build-2</meta:generator>
    <meta:document-statistic meta:object-count="5"/>
  </office:meta>
</office:document-meta>
</file>